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ROVERBS 10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<text:s text:c="1"/>THE TWO CHILDREN (10:1-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<text:s text:c="1"/>THE TWO CHILDREN (10:1-7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wise child brings joy to his father (10:1-7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foolish child brings grief to his mother (10:1-7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ROVERBS 10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TWO CHILDREN (10:1-7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TWO LIFESTYLES AND THEIR RESULTS (10:8-32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<text:s text:c="1"/>THE TWO LIFESTYLES AND THEIR RESULTS (10:8-32)<text:s text:c="1"/></text:span><text:span text:style-name="a472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wise vs. the foolish (10:8-9, 13-14, 19-21, 23, 26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obedient vs. the disobedient (10:10, 17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rich vs. the poor (10:15-16, 22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godly vs. the godless (10:11-12, 18, 24-25, 27-32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PROVERBS 10</text:span><text:span text:style-name="a493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<text:s text:c="1"/>THE TWO CHILDREN (10:1-7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THE TWO LIFESTYLES AND THEIR RESULTS (10:8-32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10</dc:title>
    <meta:initial-creator>David STRICKLAND</meta:initial-creator>
    <dc:creator>David STRICKLAND</dc:creator>
    <meta:creation-date>2020-02-23T23:17:35Z</meta:creation-date>
    <dc:date>2020-02-23T23:17:35Z</dc:date>
    <meta:template xlink:href="BibleStudy" xlink:type="simple"/>
    <meta:editing-cycles>1</meta:editing-cycles>
    <meta:editing-duration>PT0S</meta:editing-duration>
    <meta:document-statistic meta:paragraph-count="16" meta:word-count="146"/>
  </office:meta>
</office:document-meta>
</file>